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11c0"/>
    </style:style>
    <style:style style:name="P2" style:family="paragraph" style:parent-style-name="Standard">
      <style:paragraph-properties fo:text-align="start" style:justify-single-word="false"/>
      <style:text-properties officeooo:paragraph-rsid="001b11c0"/>
    </style:style>
    <style:style style:name="P3" style:family="paragraph" style:parent-style-name="Standard">
      <style:paragraph-properties fo:text-align="center" style:justify-single-word="false"/>
      <style:text-properties style:text-position="0% 100%" officeooo:paragraph-rsid="001b11c0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b11c0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b11c0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b11c0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0c822f" officeooo:paragraph-rsid="001b11c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822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ba171"/>
    </style:style>
    <style:style style:name="T5" style:family="text">
      <style:text-properties style:text-position="0% 100%" officeooo:rsid="001f1e7d"/>
    </style:style>
    <style:style style:name="T6" style:family="text">
      <style:text-properties officeooo:rsid="000c822f"/>
    </style:style>
    <style:style style:name="T7" style:family="text">
      <style:text-properties officeooo:rsid="001ba171"/>
    </style:style>
    <style:style style:name="T8" style:family="text">
      <style:text-properties officeooo:rsid="001d52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4" style:data-style-name="N0">2.04</text:variable-set>: The Kinematic Equations</text:p>
      <text:p text:style-name="P3"/>
      <text:list xml:id="list3260019801746439351" text:style-name="L1">
        <text:list-item>
          <text:p text:style-name="P5"><text:span text:style-name="T3">You are in a plane that is taking off. <text:s/>It star</text:span><text:span text:style-name="T5">t</text:span><text:span text:style-name="T3">s from a stop and accelerates at a rate of 5 m/s</text:span><text:span text:style-name="T1">2</text:span><text:span text:style-name="T3"> until it leaves the ground 65</text:span><text:span text:style-name="T4">0</text:span><text:span text:style-name="T3"> meters away. <text:s/></text:span></text:p>
          <text:list>
            <text:list-item>
              <text:p text:style-name="P6">What is the velocity that the plane is traveling with when it leaves the ground? </text:p>
            </text:list-item>
          </text:list>
        </text:list-item>
      </text:list>
      <text:p text:style-name="P4"/>
      <text:p text:style-name="P4"/>
      <text:p text:style-name="P4"/>
      <text:list xml:id="list134224135495441" text:continue-numbering="true" text:style-name="L1">
        <text:list-item>
          <text:list>
            <text:list-item>
              <text:p text:style-name="P6">How long does it take the plane to travel the distance of the runway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34224853681520" text:continue-numbering="true" text:style-name="L1">
        <text:list-item>
          <text:p text:style-name="P5"><text:span text:style-name="T3">A cart is rolling down an inclined plane, and accelerates from rest at a constant rate of 0.5 m/s</text:span><text:span text:style-name="T1">2</text:span><text:span text:style-name="T3">. </text:span></text:p>
          <text:list>
            <text:list-item>
              <text:p text:style-name="P6">How far will the cart travel in <text:span text:style-name="T7">1.25</text:span> second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224416503191" text:continue-numbering="true" text:style-name="L1">
        <text:list-item>
          <text:list>
            <text:list-item>
              <text:p text:style-name="P6">What is the final velocity of the cart after <text:span text:style-name="T7">1.25</text:span> seconds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34225640563712" text:continue-numbering="true" text:style-name="L1">
        <text:list-item>
          <text:p text:style-name="P6"><text:s/>A major league pitcher can cause a baseball to go from 0 m/s to 42 m/s over the distance of 1.<text:span text:style-name="T7">1</text:span> meters. <text:s/></text:p>
          <text:list>
            <text:list-item>
              <text:p text:style-name="P6">Calculate the acceleration of the baseball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34225197077411" text:continue-numbering="true" text:style-name="L1">
        <text:list-item>
          <text:list>
            <text:list-item>
              <text:p text:style-name="P6">How long does it take the pitcher to throw the ball <text:span text:style-name="T6">(</text:span>from when he <text:span text:style-name="T6">starts to throw</text:span> until the ball leaves his hand<text:span text:style-name="T6">)?</text:span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34225898261141" text:continue-numbering="true" text:style-name="L1">
        <text:list-item>
          <text:p text:style-name="P5"><text:soft-page-break/><text:span text:style-name="T3">The Space Shuttle Discovery begins its final launch from Cape Canaveral, Florida. <text:s/>At t=0s, the main engines start, and Discovery climbs toward the sky. <text:s/></text:span><text:span text:style-name="T4">9</text:span><text:span text:style-name="T3"> minutes later, Discovery is traveling 7.823 x 10</text:span><text:span text:style-name="T1">3</text:span><text:span text:style-name="T3"> m/s.</text:span></text:p>
          <text:list>
            <text:list-item>
              <text:p text:style-name="P6">What is Discovery's average acceleration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225981274781" text:continue-numbering="true" text:style-name="L1">
        <text:list-item>
          <text:list>
            <text:list-item>
              <text:p text:style-name="P6">How far does Discovery travel during this time? 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34224608427068" text:continue-numbering="true" text:style-name="L1">
        <text:list-item>
          <text:p text:style-name="P6"><text:s/><text:span text:style-name="T6">Kirk and McCoy step off the edge of a 50-m high cliff on an alien planet. <text:s/>If gravity causes them to accelerate at 3.2 m/s</text:span><text:span text:style-name="T2">2</text:span><text:span text:style-name="T6">,</text:span></text:p>
          <text:list>
            <text:list-item>
              <text:p text:style-name="P7">What is their speed when they hit the water bel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224527929404" text:continue-numbering="true" text:style-name="L1">
        <text:list-item>
          <text:list>
            <text:list-item>
              <text:p text:style-name="P7">How long are they falling toward the water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34224067566986" text:continue-numbering="true" text:style-name="L1">
        <text:list-item>
          <text:p text:style-name="P6">A man is pushing a baby stroller on a hill when he is distracted by a text message. <text:s/>Starting from rest, the baby stroller begins to roll down the hill, accelerating at 0.1 m/s<text:span text:style-name="T1">2</text:span>. <text:s/>If the man can run at a speed of 1<text:span text:style-name="T8">1</text:span> m/s, what is the longest amount of time he can spend reading his text message and still catch the stroller?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3:42:23.751833005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07:16:51.001488759</meta:creation-date>
    <meta:editing-duration>PT1M19S</meta:editing-duration>
    <meta:editing-cycles>6</meta:editing-cycles>
    <meta:generator>LibreOffice/4.3.7.2$Linux_X86_64 LibreOffice_project/430$Build-2</meta:generator>
    <meta:initial-creator>Jonas Williamson</meta:initial-creator>
    <dc:date>2016-08-19T13:42:23.661072064</dc:date>
    <meta:document-statistic meta:table-count="0" meta:image-count="2" meta:object-count="0" meta:page-count="2" meta:paragraph-count="19" meta:word-count="332" meta:character-count="1753" meta:non-whitespace-character-count="1407"/>
  </office:meta>
</office:document-meta>
</file>